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7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70.75mm"/>
    </style:style>
    <style:style style:name="co5" style:family="table-column">
      <style:table-column-properties fo:break-before="auto" style:column-width="129.2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te resulta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Utilité : Permet de voir la formation du resultat de la société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Actif : Immobilisé (Créance) / Circulant (Créance/stock)</text:p>
          </table:table-cell>
          <table:table-cell/>
        </table:table-row>
        <table:table-row table:style-name="ro2">
          <table:table-cell table:style-name="Default"/>
          <table:table-cell table:style-name="ce3" office:value-type="string" calcext:value-type="string">
            <text:p>Charge</text:p>
          </table:table-cell>
          <table:table-cell/>
          <table:table-cell table:style-name="ce3" office:value-type="string" calcext:value-type="string">
            <text:p>Produit</text:p>
          </table:table-cell>
          <table:table-cell table:number-columns-repeated="2"/>
          <table:table-cell office:value-type="string" calcext:value-type="string">
            <text:p>Passif : Dette (Circulant)/ Capitaux propre (Stable)</text:p>
          </table:table-cell>
          <table:table-cell/>
        </table:table-row>
        <table:table-row table:style-name="ro2">
          <table:table-cell table:style-name="ce2" office:value-type="string" calcext:value-type="string">
            <text:p>Charge exploitation :</text:p>
          </table:table-cell>
          <table:table-cell/>
          <table:table-cell table:style-name="ce2" office:value-type="string" calcext:value-type="string">
            <text:p>Produit D’exploitation 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hat matiere premiere</text:p>
          </table:table-cell>
          <table:table-cell office:value-type="float" office:value="602000" calcext:value-type="float">
            <text:p>602000</text:p>
          </table:table-cell>
          <table:table-cell table:style-name="ce3" office:value-type="string" calcext:value-type="string">
            <text:p>Chiffre affaire</text:p>
          </table:table-cell>
          <table:table-cell office:value-type="float" office:value="2267500" calcext:value-type="float">
            <text:p>2267500</text:p>
          </table:table-cell>
          <table:table-cell table:number-columns-repeated="2"/>
          <table:table-cell office:value-type="string" calcext:value-type="string">
            <text:p>Actif == Passif ⇒ TRUE</text:p>
          </table:table-cell>
          <table:table-cell/>
        </table:table-row>
        <table:table-row table:style-name="ro2">
          <table:table-cell office:value-type="string" calcext:value-type="string">
            <text:p>Charge social</text:p>
          </table:table-cell>
          <table:table-cell office:value-type="float" office:value="200000" calcext:value-type="float">
            <text:p>200000</text:p>
          </table:table-cell>
          <table:table-cell table:style-name="ce3" office:value-type="string" calcext:value-type="string">
            <text:p>Variation Stock PF ( Stock Final – Stock init)</text:p>
          </table:table-cell>
          <table:table-cell table:formula="of:= 280000 -200000" office:value-type="float" office:value="80000" calcext:value-type="float">
            <text:p>8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laire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  <table:table-cell office:value-type="string" calcext:value-type="string">
            <text:p>Ne pas confondre CA et resultat : CA ce que je vend , resultat : ce que je gagne</text:p>
          </table:table-cell>
          <table:table-cell/>
        </table:table-row>
        <table:table-row table:style-name="ro2">
          <table:table-cell office:value-type="string" calcext:value-type="string">
            <text:p>Variation stock MP (Stock init – Stock Finale )</text:p>
          </table:table-cell>
          <table:table-cell office:value-type="float" office:value="-50000" calcext:value-type="float">
            <text:p>-5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ssement</text:p>
          </table:table-cell>
          <table:table-cell office:value-type="float" office:value="180000" calcext:value-type="float">
            <text:p>18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ssement entrepot</text:p>
          </table:table-cell>
          <table:table-cell table:formula="of:=150000/25*7/12" office:value-type="float" office:value="3500" calcext:value-type="float">
            <text:p>3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vice Exterieur</text:p>
          </table:table-cell>
          <table:table-cell office:value-type="float" office:value="470000" calcext:value-type="float">
            <text:p>4700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harge Financiere 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eret emprunt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Charges</text:p>
          </table:table-cell>
          <table:table-cell table:formula="of:=SUM([.B6:.B15])" office:value-type="float" office:value="1910500" calcext:value-type="float">
            <text:p>1910500</text:p>
          </table:table-cell>
          <table:table-cell table:style-name="ce3" office:value-type="string" calcext:value-type="string">
            <text:p>Total Produit</text:p>
          </table:table-cell>
          <table:table-cell table:formula="of:=SUM([.D6:.D15])" office:value-type="float" office:value="2347500" calcext:value-type="float">
            <text:p>2347500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Resultat Brut (Produit-Charges)</text:p>
          </table:table-cell>
          <table:table-cell table:style-name="ce3" table:formula="of:=[.D16]-[.B16]" office:value-type="float" office:value="437000" calcext:value-type="float">
            <text:p>437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ot Société</text:p>
          </table:table-cell>
          <table:table-cell table:style-name="ce3" table:formula="of:=[.B19]*0.333333333333333" office:value-type="float" office:value="145666.666666667" calcext:value-type="float">
            <text:p>145666,6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ultat Net</text:p>
          </table:table-cell>
          <table:table-cell table:style-name="ce3" table:formula="of:=[.B19]-[.B20]" office:value-type="float" office:value="291333.333333333" calcext:value-type="float">
            <text:p>291333,333333333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Capacité Auto Financement (CAF) : Resultat + Amortissements</text:p>
          </table:table-cell>
          <table:table-cell table:style-name="ce3" table:formula="of:=[.B21]+[.B10]+[.B11]" office:value-type="float" office:value="474833.333333333" calcext:value-type="float">
            <text:p>474833,333333333</text:p>
          </table:table-cell>
          <table:table-cell table:number-columns-repeated="6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Bilan Comptabl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Utilité : permet de voir le patrimoine de l’entreprise (pas de charge / Produit)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style-name="ce3" office:value-type="string" calcext:value-type="string">
            <text:p>Actif (Brut)</text:p>
          </table:table-cell>
          <table:table-cell table:style-name="ce3" office:value-type="string" calcext:value-type="string">
            <text:p>AMORTISSEMENT</text:p>
          </table:table-cell>
          <table:table-cell table:style-name="ce3" office:value-type="string" calcext:value-type="string">
            <text:p>NET</text:p>
          </table:table-cell>
          <table:table-cell table:style-name="ce3"/>
          <table:table-cell table:style-name="ce3" office:value-type="string" calcext:value-type="string">
            <text:p>Passi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obilisations</text:p>
          </table:table-cell>
          <table:table-cell table:formula="of:=2000000+150000" office:value-type="float" office:value="2150000" calcext:value-type="float">
            <text:p>2150000</text:p>
          </table:table-cell>
          <table:table-cell table:formula="of:=1200000+SUM([.B10:.B11])" office:value-type="float" office:value="1383500" calcext:value-type="float">
            <text:p>1383500</text:p>
          </table:table-cell>
          <table:table-cell table:formula="of:=[.B30]-[.C30]" office:value-type="float" office:value="766500" calcext:value-type="float">
            <text:p>766500</text:p>
          </table:table-cell>
          <table:table-cell table:style-name="ce3" office:value-type="string" calcext:value-type="string">
            <text:p>Capital</text:p>
          </table:table-cell>
          <table:table-cell table:formula="of:=450000+250000" office:value-type="float" office:value="700000" calcext:value-type="float">
            <text:p>7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 Mp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[.B31]" office:value-type="float" office:value="300000" calcext:value-type="float">
            <text:p>300000</text:p>
          </table:table-cell>
          <table:table-cell table:style-name="ce3" office:value-type="string" calcext:value-type="string">
            <text:p>reserves</text:p>
          </table:table-cell>
          <table:table-cell table:formula="of:=630000+250000*0.8" office:value-type="float" office:value="830000" calcext:value-type="float">
            <text:p>83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 PF</text:p>
          </table:table-cell>
          <table:table-cell office:value-type="float" office:value="280000" calcext:value-type="float">
            <text:p>280000</text:p>
          </table:table-cell>
          <table:table-cell/>
          <table:table-cell table:formula="of:=[.B32]" office:value-type="float" office:value="280000" calcext:value-type="float">
            <text:p>280000</text:p>
          </table:table-cell>
          <table:table-cell table:style-name="ce3" office:value-type="string" calcext:value-type="string">
            <text:p>Resultat net</text:p>
          </table:table-cell>
          <table:table-cell table:formula="of:=[.B21]" office:value-type="float" office:value="291333.333333333" calcext:value-type="float">
            <text:p>291333,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éance clients</text:p>
          </table:table-cell>
          <table:table-cell table:formula="of:=[.D6]*0.4" office:value-type="float" office:value="907000" calcext:value-type="float">
            <text:p>907000</text:p>
          </table:table-cell>
          <table:table-cell/>
          <table:table-cell table:formula="of:=[.B33]" office:value-type="float" office:value="907000" calcext:value-type="float">
            <text:p>907000</text:p>
          </table:table-cell>
          <table:table-cell table:style-name="ce3" office:value-type="string" calcext:value-type="string">
            <text:p>emprunt</text:p>
          </table:table-cell>
          <table:table-cell table:formula="of:=500000+150000-42000" office:value-type="float" office:value="608000" calcext:value-type="float">
            <text:p>608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res créances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34]" office:value-type="float" office:value="3000" calcext:value-type="float">
            <text:p>3000</text:p>
          </table:table-cell>
          <table:table-cell table:style-name="ce3" office:value-type="string" calcext:value-type="string">
            <text:p>Dettes fournisseurs</text:p>
          </table:table-cell>
          <table:table-cell table:formula="of:=0.3*602000" office:value-type="float" office:value="180600" calcext:value-type="float">
            <text:p>180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nibilité</text:p>
          </table:table-cell>
          <table:table-cell office:value-type="float" office:value="549100" calcext:value-type="float">
            <text:p>549100</text:p>
          </table:table-cell>
          <table:table-cell/>
          <table:table-cell table:formula="of:=[.B35]" office:value-type="float" office:value="549100" calcext:value-type="float">
            <text:p>549100</text:p>
          </table:table-cell>
          <table:table-cell table:style-name="ce3" office:value-type="string" calcext:value-type="string">
            <text:p>dettes fiscales et sociales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ce3" office:value-type="string" calcext:value-type="string">
            <text:p>Impot Société </text:p>
          </table:table-cell>
          <table:table-cell table:formula="of:=[.B20]" office:value-type="float" office:value="145666.666666667" calcext:value-type="float">
            <text:p>145666,666666667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Total <text:s/>Actif</text:p>
          </table:table-cell>
          <table:table-cell table:style-name="ce3" table:formula="of:=SUM([.D30:.D35])" office:value-type="float" office:value="2805600" calcext:value-type="float">
            <text:p>2805600</text:p>
          </table:table-cell>
          <table:table-cell table:style-name="ce3" table:number-columns-repeated="2"/>
          <table:table-cell table:style-name="ce3" office:value-type="string" calcext:value-type="string">
            <text:p>Total Passif</text:p>
          </table:table-cell>
          <table:table-cell table:formula="of:=SUM([.F30:.F36])" office:value-type="float" office:value="2805600" calcext:value-type="float">
            <text:p>2805600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Bilan Fonctionnel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style-name="ce3" office:value-type="string" calcext:value-type="string">
            <text:p>Actif (Brut)</text:p>
          </table:table-cell>
          <table:table-cell table:style-name="ce3"/>
          <table:table-cell table:style-name="ce3" office:value-type="string" calcext:value-type="string">
            <text:p>Passi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mobilisations</text:p>
          </table:table-cell>
          <table:table-cell office:value-type="float" office:value="2150000" calcext:value-type="float">
            <text:p>2150000</text:p>
          </table:table-cell>
          <table:table-cell table:style-name="ce3" office:value-type="string" calcext:value-type="string">
            <text:p>Capital</text:p>
          </table:table-cell>
          <table:table-cell office:value-type="float" office:value="700000" calcext:value-type="float">
            <text:p>7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ck Mp</text:p>
          </table:table-cell>
          <table:table-cell office:value-type="float" office:value="300000" calcext:value-type="float">
            <text:p>300000</text:p>
          </table:table-cell>
          <table:table-cell table:style-name="ce3" office:value-type="string" calcext:value-type="string">
            <text:p>reserves</text:p>
          </table:table-cell>
          <table:table-cell office:value-type="float" office:value="830000" calcext:value-type="float">
            <text:p>83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ck PF</text:p>
          </table:table-cell>
          <table:table-cell office:value-type="float" office:value="280000" calcext:value-type="float">
            <text:p>280000</text:p>
          </table:table-cell>
          <table:table-cell table:style-name="ce3" office:value-type="string" calcext:value-type="string">
            <text:p>Resultat net</text:p>
          </table:table-cell>
          <table:table-cell office:value-type="float" office:value="291333.333333333" calcext:value-type="float">
            <text:p>291333,333333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éance clients</text:p>
          </table:table-cell>
          <table:table-cell office:value-type="float" office:value="907000" calcext:value-type="float">
            <text:p>907000</text:p>
          </table:table-cell>
          <table:table-cell table:style-name="ce3" office:value-type="string" calcext:value-type="string">
            <text:p>emprunt</text:p>
          </table:table-cell>
          <table:table-cell office:value-type="float" office:value="608000" calcext:value-type="float">
            <text:p>608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tres créances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Dettes fournisseurs</text:p>
          </table:table-cell>
          <table:table-cell office:value-type="float" office:value="180600" calcext:value-type="float">
            <text:p>180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ponibilité</text:p>
          </table:table-cell>
          <table:table-cell office:value-type="float" office:value="549100" calcext:value-type="float">
            <text:p>549100</text:p>
          </table:table-cell>
          <table:table-cell table:style-name="ce3" office:value-type="string" calcext:value-type="string">
            <text:p>dettes fiscales et sociales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3" office:value-type="string" calcext:value-type="string">
            <text:p>Impot Société </text:p>
          </table:table-cell>
          <table:table-cell office:value-type="float" office:value="145666.666666667" calcext:value-type="float">
            <text:p>145666,66666666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3" office:value-type="string" calcext:value-type="string">
            <text:p>Ammortissement</text:p>
          </table:table-cell>
          <table:table-cell office:value-type="float" office:value="1383500" calcext:value-type="float">
            <text:p>1383500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3"/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<text:s/>Actif</text:p>
          </table:table-cell>
          <table:table-cell table:formula="of:=SUM([.B44:.B49])" office:value-type="float" office:value="4189100" calcext:value-type="float">
            <text:p>4189100</text:p>
          </table:table-cell>
          <table:table-cell table:style-name="ce3" office:value-type="string" calcext:value-type="string">
            <text:p>Total Passif</text:p>
          </table:table-cell>
          <table:table-cell table:formula="of:=SUM([.D44:.D51])" office:value-type="float" office:value="4189100" calcext:value-type="float">
            <text:p>4189100</text:p>
          </table:table-cell>
          <table:table-cell table:style-name="ce3" office:value-type="string" calcext:value-type="string">
            <text:p>Ressource stable (Tous sauf les dettes)</text:p>
          </table:table-cell>
          <table:table-cell table:style-name="ce4" table:formula="of:=[.D44]+[.D47]+[.D51]+[.D45]+[.D46]" office:value-type="float" office:value="3812833.33333333" calcext:value-type="float">
            <text:p>3812833,33333333</text:p>
          </table:table-cell>
          <table:table-cell table:style-name="ce3" office:value-type="string" calcext:value-type="string">
            <text:p>Passif <text:s/>Circulant</text:p>
          </table:table-cell>
          <table:table-cell table:formula="of:=[.D48]+[.D49]+[.D50]" office:value-type="float" office:value="376266.666666667" calcext:value-type="float">
            <text:p>376266,66666666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3" office:value-type="string" calcext:value-type="string">
            <text:p>Actif Stable (Immobilisation)</text:p>
          </table:table-cell>
          <table:table-cell table:formula="of:=[.B44]" office:value-type="float" office:value="2150000" calcext:value-type="float">
            <text:p>2150000</text:p>
          </table:table-cell>
          <table:table-cell table:style-name="ce3" office:value-type="string" calcext:value-type="string">
            <text:p>Actif Circulant</text:p>
          </table:table-cell>
          <table:table-cell table:formula="of:=[.B45]+[.B46]+[.B47]+[.B48]" office:value-type="float" office:value="1490000" calcext:value-type="float">
            <text:p>1490000</text:p>
          </table:table-cell>
        </table:table-row>
        <table:table-row table:style-name="ro2">
          <table:table-cell office:value-type="string" calcext:value-type="string">
            <text:p>Fond Roulement Net Global</text:p>
          </table:table-cell>
          <table:table-cell table:formula="of:=[.F54]-[.F55]" office:value-type="float" office:value="1662833.33333333" calcext:value-type="float">
            <text:p>1662833,33333333</text:p>
          </table:table-cell>
          <table:table-cell table:formula="of:=[.B57]+[.B58]" office:value-type="float" office:value="1662833.33333333" calcext:value-type="float">
            <text:p>1662833,33333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esorerie Net</text:p>
          </table:table-cell>
          <table:table-cell table:formula="of:=[.B35]" office:value-type="float" office:value="549100" calcext:value-type="float">
            <text:p>549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oin Fond Roulement</text:p>
          </table:table-cell>
          <table:table-cell table:formula="of:=[.H55]-[.H54]" office:value-type="float" office:value="1113733.33333333" calcext:value-type="float">
            <text:p>1113733,33333333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Capitaux propre : ceux que je dois au actionnaire (capital + reserve + resultat)</text:p>
          </table:table-cell>
          <table:table-cell table:formula="of:=[.D44]+[.D45]+[.D46]" office:value-type="float" office:value="1821333.33333333" calcext:value-type="float">
            <text:p>1821333,3333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ntabilité du capital = résultat nets / capitaux propres </text:p>
          </table:table-cell>
          <table:table-cell table:formula="of:=[.D46]/[.B60]" office:value-type="float" office:value="0.1599560761347" calcext:value-type="float">
            <text:p>0,15995607613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x d'endettement à long terme = emprunt / capitaux propres </text:p>
          </table:table-cell>
          <table:table-cell table:formula="of:=[.D47]/[.B60]" office:value-type="float" office:value="0.333821376281113" calcext:value-type="float">
            <text:p>0,3338213762811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x d'endettement à court terme = créances + disponibilités / dettes à court termes </text:p>
          </table:table-cell>
          <table:table-cell table:formula="of:=([.B47]+[.B48]+[.B49])/([.D48]+[.D49]+[.D50])" office:value-type="float" office:value="3.87783486888731" calcext:value-type="float">
            <text:p>3,877834868887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pacité de remboursement = emprunt / CAF </text:p>
          </table:table-cell>
          <table:table-cell table:formula="of:=[.D47]/[.B23]" office:value-type="float" office:value="1.28044928044928" calcext:value-type="float">
            <text:p>1,280449280449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4:17:57.444732311</meta:creation-date>
    <dc:date>2019-11-12T17:00:42.231487142</dc:date>
    <meta:editing-duration>PT1H50M46S</meta:editing-duration>
    <meta:editing-cycles>19</meta:editing-cycles>
    <meta:generator>LibreOffice/6.2.8.2$Linux_X86_64 LibreOffice_project/20$Build-2</meta:generator>
    <meta:document-statistic meta:table-count="1" meta:cell-count="146" meta:object-count="0"/>
  </office:meta>
</office:document-meta>
</file>